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67D36DFF6.png"/>
  <manifest:file-entry manifest:media-type="image/png" manifest:full-path="Pictures/100002010000077A00000436D41D668E.png"/>
  <manifest:file-entry manifest:media-type="image/png" manifest:full-path="Pictures/10000201000007860000043C58DB869C.png"/>
  <manifest:file-entry manifest:media-type="image/png" manifest:full-path="Pictures/10000201000007860000043CA989F2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Lab 9 Screenshuts</text:p>
      <text:p text:style-name="Standard"/>
      <text:p text:style-name="P1">Create</text:p>
      <text:p text:style-name="P1"><draw:frame draw:style-name="fr2" draw:name="graphics2" text:anchor-type="paragraph" svg:x="0.0102in" svg:y="4.2398in" svg:width="6.6925in" svg:height="3.7661in" draw:z-index="1"><draw:image xlink:href="Pictures/10000201000007860000043CA989F2B4.png" xlink:type="simple" xlink:show="embed" xlink:actuate="onLoad"/></draw:frame><draw:frame draw:style-name="fr1" draw:name="graphics1" text:anchor-type="paragraph" svg:width="6.6925in" svg:height="3.7661in" draw:z-index="0"><draw:image xlink:href="Pictures/10000201000007860000043C58DB869C.png" xlink:type="simple" xlink:show="embed" xlink:actuate="onLoad"/></draw:frame><text:span text:style-name="T1"><text:line-break/></text:span>Retrieve<text:span text:style-name="T1"><text:line-break/></text:span></text:p>
      <text:p text:style-name="P2"><draw:frame draw:style-name="fr2" draw:name="graphics3" text:anchor-type="paragraph" svg:x="0in" svg:y="0.3126in" svg:width="6.6925in" svg:height="3.7689in" draw:z-index="2"><draw:image xlink:href="Pictures/100002010000077A00000436D41D668E.png" xlink:type="simple" xlink:show="embed" xlink:actuate="onLoad"/></draw:frame>Update<text:span text:style-name="T1"><text:line-break/></text:span></text:p>
      <text:p text:style-name="P1"><text:span text:style-name="T1">D</text:span>elete</text:p>
      <text:p text:style-name="P1"><text:span text:style-name="T1"/></text:p>
      <text:p text:style-name="P1"><draw:frame draw:style-name="fr1" draw:name="graphics4" text:anchor-type="paragraph" svg:width="6.6925in" svg:height="3.7571in" draw:z-index="3"><draw:image xlink:href="Pictures/1000020100000780000004367D36DFF6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5S</meta:editing-duration>
    <meta:editing-cycles>3</meta:editing-cycles>
    <meta:generator>OpenOffice/4.1.2$Win32 OpenOffice.org_project/412m3$Build-9782</meta:generator>
    <dc:date>2017-11-21T11:24:08.52</dc:date>
    <meta:document-statistic meta:table-count="0" meta:image-count="4" meta:object-count="0" meta:page-count="2" meta:paragraph-count="5" meta:word-count="9" meta:character-count="56"/>
    <dc:creator>John Bell</dc:creator>
    <meta:user-defined meta:name="Info 1"/>
    <meta:user-defined meta:name="Info 2"/>
    <meta:user-defined meta:name="Info 3"/>
    <meta:user-defined meta:name="Info 4"/>
  </office:meta>
</office:document-meta>
</file>